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B000001166DE3527846C50648.png" manifest:media-type="image/png"/>
  <manifest:file-entry manifest:full-path="Pictures/100002000000014F00000096DC98A2CAC3A89641.png" manifest:media-type="image/png"/>
  <manifest:file-entry manifest:full-path="Pictures/10000201000004B00000015CF467847F3CB74A42.png" manifest:media-type="image/png"/>
  <manifest:file-entry manifest:full-path="Pictures/10000201000004B1000001217194BAEE118FBF38.png" manifest:media-type="image/png"/>
  <manifest:file-entry manifest:full-path="Pictures/10000201000004B000000286B58BF4492560AF31.png" manifest:media-type="image/png"/>
  <manifest:file-entry manifest:full-path="Pictures/10002DE900007C2000001DDE9963FAC600493806.svg" manifest:media-type="image/svg+xml"/>
  <manifest:file-entry manifest:full-path="Pictures/10043C090000522000001784730B262B5BDBA9A1.svg" manifest:media-type="image/svg+xml"/>
  <manifest:file-entry manifest:full-path="Pictures/10000201000002DA0000011BD2FF3D160E21E44C.png" manifest:media-type="image/png"/>
  <manifest:file-entry manifest:full-path="Pictures/10000201000003340000014C6F385FB65B92FC41.png" manifest:media-type="image/png"/>
  <manifest:file-entry manifest:full-path="Pictures/100002010000031B000000E45954FCABC9CDE2B0.png" manifest:media-type="image/png"/>
  <manifest:file-entry manifest:full-path="Pictures/10000A3F000054B60000225654324BEF85872D8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fdf6e0"/>
    </style:style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1.55cm" fo:min-width="3.6cm"/>
      <style:paragraph-properties style:writing-mode="lr-tb"/>
    </style:style>
    <style:style style:name="gr2" style:family="graphic" style:parent-style-name="standard">
      <style:graphic-properties svg:stroke-color="#ffffff" draw:fill-color="#808080" draw:textarea-horizontal-align="justify" draw:textarea-vertical-align="middle" draw:auto-grow-height="false" fo:min-height="1.55cm" fo:min-width="4.5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solid" draw:fill-color="#999999" draw:textarea-vertical-align="middle"/>
    </style:style>
    <style:style style:name="P1" style:family="paragraph">
      <style:paragraph-properties fo:text-align="center"/>
      <style:text-properties fo:color="#ffffff" style:font-name="Ubuntu Mono" fo:font-size="24pt" style:font-size-asian="24pt" style:font-size-complex="24pt"/>
    </style:style>
    <style:style style:name="P2" style:family="paragraph">
      <loext:graphic-properties draw:fill-color="#808080"/>
      <style:paragraph-properties fo:text-align="center"/>
      <style:text-properties fo:color="#ffffff" style:font-name="Ubuntu Mono" fo:font-size="24pt" style:font-size-asian="24pt" style:font-size-complex="2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style:font-name="Ubuntu Mono" fo:font-size="24pt" style:font-size-asian="24pt" style:font-size-complex="24pt"/>
    </style:style>
    <style:style style:name="T2" style:family="text">
      <style:text-properties style:font-name="Ubuntu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cm" svg:height="1.8cm" svg:x="1.974cm" svg:y="0.474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1cm" svg:height="1.8cm" svg:x="21.474cm" svg:y="0.474cm">
          <text:p text:style-name="P1"><text:span text:style-name="T1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26cm" svg:height="1.8cm" svg:x="14.674cm" svg:y="0.474cm">
          <text:p text:style-name="P1"><text:span text:style-name="T1">Feature </text:span></text:p>
          <text:p text:style-name="P1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1cm" svg:height="1.8cm" svg:x="8.374cm" svg:y="0.474cm">
          <text:p text:style-name="P1"><text:span text:style-name="T1">E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748cm" svg:height="2.731cm" svg:x="2.079cm" svg:y="3.284cm">
          <draw:text-box>
            <text:p text:style-name="P3"><text:span text:style-name="T2">Webscraping</text:span></text:p>
            <text:p text:style-name="P3"><text:span text:style-name="T2"/></text:p>
            <text:p text:style-name="P3"><text:span text:style-name="T2">Data wrangling</text:span></text:p>
            <text:p text:style-name="P3"><text:span text:style-name="T2"/></text:p>
            <text:p text:style-name="P3"><text:span text:style-name="T2">Train-test-split </text:span></text:p>
          </draw:text-box>
        </draw:frame>
        <draw:frame draw:name="Pandas_logo.svg" draw:style-name="gr4" draw:text-style-name="P5" draw:layer="layout" svg:width="3.941cm" svg:height="1.597cm" svg:x="3.659cm" svg:y="11.4cm">
          <draw:image xlink:href="Pictures/10000A3F000054B60000225654324BEF85872D8B.svg" xlink:type="simple" xlink:show="embed" xlink:actuate="onLoad" loext:mime-type="image/svg+xml">
            <text:p/>
          </draw:image>
          <draw:image xlink:href="Pictures/10000201000003340000014C6F385FB65B92FC41.png" xlink:type="simple" xlink:show="embed" xlink:actuate="onLoad" loext:mime-type="image/png"/>
          <svg:title>Artboard 63</svg:title>
        </draw:frame>
        <draw:frame draw:style-name="gr4" draw:text-style-name="P5" draw:layer="layout" svg:width="4.1cm" svg:height="1.174cm" svg:x="10.4cm" svg:y="8.526cm">
          <draw:image xlink:href="Pictures/10043C090000522000001784730B262B5BDBA9A1.svg" xlink:type="simple" xlink:show="embed" xlink:actuate="onLoad" loext:mime-type="image/svg+xml">
            <text:p/>
          </draw:image>
          <draw:image xlink:href="Pictures/100002010000031B000000E45954FCABC9CDE2B0.png" xlink:type="simple" xlink:show="embed" xlink:actuate="onLoad" loext:mime-type="image/png"/>
        </draw:frame>
        <draw:frame draw:style-name="gr4" draw:text-style-name="P5" draw:layer="layout" svg:width="4.49cm" svg:height="1.08cm" svg:x="13.6cm" svg:y="11.72cm">
          <draw:image xlink:href="Pictures/10002DE900007C2000001DDE9963FAC600493806.svg" xlink:type="simple" xlink:show="embed" xlink:actuate="onLoad" loext:mime-type="image/svg+xml">
            <text:p/>
          </draw:image>
          <draw:image xlink:href="Pictures/10000201000004B1000001217194BAEE118FBF38.png" xlink:type="simple" xlink:show="embed" xlink:actuate="onLoad" loext:mime-type="image/png"/>
        </draw:frame>
        <draw:frame draw:style-name="gr4" draw:text-style-name="P5" draw:layer="layout" svg:width="3.2cm" svg:height="1.723cm" svg:x="16.9cm" svg:y="9.1cm">
          <draw:image xlink:href="Pictures/10000201000004B000000286B58BF4492560AF31.png" xlink:type="simple" xlink:show="embed" xlink:actuate="onLoad" loext:mime-type="image/png">
            <text:p/>
          </draw:image>
        </draw:frame>
        <draw:frame draw:style-name="gr4" draw:text-style-name="P5" draw:layer="layout" svg:width="4.325cm" svg:height="1.254cm" svg:x="22.9cm" svg:y="9.246cm">
          <draw:image xlink:href="Pictures/10000201000004B00000015CF467847F3CB74A42.png" xlink:type="simple" xlink:show="embed" xlink:actuate="onLoad" loext:mime-type="image/png">
            <text:p/>
          </draw:image>
        </draw:frame>
        <draw:frame draw:style-name="gr3" draw:text-style-name="P4" draw:layer="layout" svg:width="3.749cm" svg:height="2.731cm" svg:x="8.68cm" svg:y="3.285cm">
          <draw:text-box>
            <text:p text:style-name="P3"><text:span text:style-name="T2">Data overview</text:span></text:p>
            <text:p text:style-name="P3"><text:span text:style-name="T2"/></text:p>
            <text:p text:style-name="P3"><text:span text:style-name="T2">Statistics</text:span></text:p>
            <text:p text:style-name="P3"><text:span text:style-name="T2"/></text:p>
            <text:p text:style-name="P3"><text:span text:style-name="T2">Plotting</text:span></text:p>
          </draw:text-box>
        </draw:frame>
        <draw:frame draw:style-name="gr3" draw:text-style-name="P4" draw:layer="layout" svg:width="3.249cm" svg:height="4.715cm" svg:x="14.881cm" svg:y="3.286cm">
          <draw:text-box>
            <text:p text:style-name="P3"><text:span text:style-name="T2">Aggregation</text:span></text:p>
            <text:p text:style-name="P3"><text:span text:style-name="T2"/></text:p>
            <text:p text:style-name="P3"><text:span text:style-name="T2">Imputation</text:span></text:p>
            <text:p text:style-name="P3"><text:span text:style-name="T2"/></text:p>
            <text:p text:style-name="P3"><text:span text:style-name="T2">Scaling</text:span></text:p>
            <text:p text:style-name="P3"><text:span text:style-name="T2"/></text:p>
            <text:p text:style-name="P3"><text:span text:style-name="T2">RFE</text:span></text:p>
            <text:p text:style-name="P3"><text:span text:style-name="T2"/></text:p>
            <text:p text:style-name="P3"><text:span text:style-name="T2">SMOTE</text:span></text:p>
          </draw:text-box>
        </draw:frame>
        <draw:frame draw:style-name="gr3" draw:text-style-name="P4" draw:layer="layout" svg:width="7.246cm" svg:height="3.723cm" svg:x="21.582cm" svg:y="3.287cm">
          <draw:text-box>
            <text:p text:style-name="P3"><text:span text:style-name="T2">Training</text:span></text:p>
            <text:p text:style-name="P3"><text:span text:style-name="T2"/></text:p>
            <text:p text:style-name="P3"><text:span text:style-name="T2">Evaluation</text:span></text:p>
            <text:p text:style-name="P3"><text:span text:style-name="T2"/></text:p>
            <text:p text:style-name="P3"><text:span text:style-name="T2">Hyperparameter optimization</text:span></text:p>
            <text:p text:style-name="P3"><text:span text:style-name="T2"/></text:p>
            <text:p text:style-name="P3"><text:span text:style-name="T2">Feature importance</text:span></text:p>
          </draw:text-box>
        </draw:frame>
        <draw:frame draw:style-name="gr4" draw:text-style-name="P5" draw:layer="layout" svg:width="4.383cm" svg:height="1.699cm" svg:x="2.2cm" svg:y="8.801cm">
          <draw:image xlink:href="Pictures/10000201000002DA0000011BD2FF3D160E21E44C.png" xlink:type="simple" xlink:show="embed" xlink:actuate="onLoad" loext:mime-type="image/png">
            <text:p/>
          </draw:image>
        </draw:frame>
        <draw:frame draw:style-name="gr4" draw:text-style-name="P5" draw:layer="layout" svg:width="4.914cm" svg:height="2.2cm" svg:x="8.4cm" svg:y="10.1cm">
          <draw:image xlink:href="Pictures/100002000000014F00000096DC98A2CAC3A89641.png" xlink:type="simple" xlink:show="embed" xlink:actuate="onLoad" loext:mime-type="image/png">
            <text:p/>
          </draw:image>
        </draw:frame>
        <draw:frame draw:style-name="gr4" draw:text-style-name="P5" draw:layer="layout" svg:width="4.796cm" svg:height="2.905cm" svg:x="21.304cm" svg:y="10.295cm">
          <draw:image xlink:href="Pictures/10000201000001CB000001166DE3527846C50648.png" xlink:type="simple" xlink:show="embed" xlink:actuate="onLoad" loext:mime-type="image/png">
            <text:p/>
          </draw:image>
        </draw:frame>
        <draw:line draw:style-name="gr5" draw:text-style-name="P6" draw:layer="layout" svg:x1="6.5cm" svg:y1="1.5cm" svg:x2="7.9cm" svg:y2="1.5cm">
          <text:p/>
        </draw:line>
        <draw:line draw:style-name="gr5" draw:text-style-name="P6" draw:layer="layout" svg:x1="6.5cm" svg:y1="1.5cm" svg:x2="7.9cm" svg:y2="1.5cm">
          <text:p/>
        </draw:line>
        <draw:line draw:style-name="gr5" draw:text-style-name="P6" draw:layer="layout" svg:x1="12.8cm" svg:y1="1.4cm" svg:x2="14.2cm" svg:y2="1.4cm">
          <text:p/>
        </draw:line>
        <draw:line draw:style-name="gr5" draw:text-style-name="P6" draw:layer="layout" svg:x1="19.9cm" svg:y1="1.4cm" svg:x2="21.3cm" svg:y2="1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2:18:53.420240151</meta:creation-date>
    <dc:date>2021-02-18T13:33:48.838708892</dc:date>
    <meta:editing-duration>PT52M3S</meta:editing-duration>
    <meta:editing-cycles>10</meta:editing-cycles>
    <meta:generator>LibreOffice/6.4.6.2$Linux_X86_64 LibreOffice_project/40$Build-2</meta:generator>
    <meta:document-statistic meta:object-count="20"/>
  </office:meta>
</office:document-meta>
</file>